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10-29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3-14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5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2-26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4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3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1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4425" calcext:value-type="float">
            <text:p>4.92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585428571429" calcext:value-type="float">
            <text:p>4.38585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617725" calcext:value-type="float">
            <text:p>4.46617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084877419355" calcext:value-type="float">
            <text:p>4.75084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5312" calcext:value-type="float">
            <text:p>4.91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12415483871" calcext:value-type="float">
            <text:p>5.0912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0524" calcext:value-type="float">
            <text:p>5.97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6065" calcext:value-type="float">
            <text:p>6.616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422993548387" calcext:value-type="float">
            <text:p>6.26422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0744" calcext:value-type="float">
            <text:p>5.59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135175" calcext:value-type="float">
            <text:p>5.48135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23064" calcext:value-type="float">
            <text:p>5.04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158374193548" calcext:value-type="float">
            <text:p>4.46158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88816" calcext:value-type="float">
            <text:p>4.20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49496774194" calcext:value-type="float">
            <text:p>4.26749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585806451613" calcext:value-type="float">
            <text:p>4.3458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04304" calcext:value-type="float">
            <text:p>4.51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241913043478" calcext:value-type="float">
            <text:p>4.61241913043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83896" calcext:value-type="float">
            <text:p>5.09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31406451613" calcext:value-type="float">
            <text:p>5.70831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0028" calcext:value-type="float">
            <text:p>6.32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89136" calcext:value-type="float">
            <text:p>5.98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965" calcext:value-type="float">
            <text:p>4.672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4648" calcext:value-type="float">
            <text:p>4.32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164675" calcext:value-type="float">
            <text:p>4.03164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26057142857" calcext:value-type="float">
            <text:p>4.04426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63425" calcext:value-type="float">
            <text:p>3.55063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418116129032" calcext:value-type="float">
            <text:p>4.10418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527896774194" calcext:value-type="float">
            <text:p>4.82527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64875" calcext:value-type="float">
            <text:p>5.19064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8832" calcext:value-type="float">
            <text:p>5.44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33495" calcext:value-type="float">
            <text:p>5.46334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078941935484" calcext:value-type="float">
            <text:p>5.75078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752180645161" calcext:value-type="float">
            <text:p>5.63752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397238709678" calcext:value-type="float">
            <text:p>4.473972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582942857143" calcext:value-type="float">
            <text:p>4.29582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17107692308" calcext:value-type="float">
            <text:p>3.596171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355612903226" calcext:value-type="float">
            <text:p>4.36355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137522580645" calcext:value-type="float">
            <text:p>4.66137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29136" calcext:value-type="float">
            <text:p>4.97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44225" calcext:value-type="float">
            <text:p>5.06244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926" calcext:value-type="float">
            <text:p>5.50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635922580645" calcext:value-type="float">
            <text:p>5.67635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320696774194" calcext:value-type="float">
            <text:p>5.77320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0904" calcext:value-type="float">
            <text:p>5.72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125316129032" calcext:value-type="float">
            <text:p>5.06125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4392" calcext:value-type="float">
            <text:p>4.9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901548387097" calcext:value-type="float">
            <text:p>4.65901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373171428571" calcext:value-type="float">
            <text:p>4.49373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951475" calcext:value-type="float">
            <text:p>4.49951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29703225806" calcext:value-type="float">
            <text:p>4.73629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0504" calcext:value-type="float">
            <text:p>5.02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33806451613" calcext:value-type="float">
            <text:p>5.13833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394167741936" calcext:value-type="float">
            <text:p>5.65394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057522580645" calcext:value-type="float">
            <text:p>5.88057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261651612903" calcext:value-type="float">
            <text:p>6.11261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89528" calcext:value-type="float">
            <text:p>5.43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75555" calcext:value-type="float">
            <text:p>5.5875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21008" calcext:value-type="float">
            <text:p>4.97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690503225806" calcext:value-type="float">
            <text:p>4.26690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245406896552" calcext:value-type="float">
            <text:p>4.342454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9832258065" calcext:value-type="float">
            <text:p>4.64829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120180645161" calcext:value-type="float">
            <text:p>4.60120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22944" calcext:value-type="float">
            <text:p>4.69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34832" calcext:value-type="float">
            <text:p>4.65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6784" calcext:value-type="float">
            <text:p>5.2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09135483871" calcext:value-type="float">
            <text:p>5.73309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135587096774" calcext:value-type="float">
            <text:p>5.98135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72776" calcext:value-type="float">
            <text:p>6.10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445288888889" calcext:value-type="float">
            <text:p>5.514452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771247058824" calcext:value-type="float">
            <text:p>5.767712470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847587096774" calcext:value-type="float">
            <text:p>5.79847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24784" calcext:value-type="float">
            <text:p>5.40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26285714286" calcext:value-type="float">
            <text:p>5.16926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010964705882" calcext:value-type="float">
            <text:p>3.97010964705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268851612903" calcext:value-type="float">
            <text:p>4.40268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118993548387" calcext:value-type="float">
            <text:p>4.80118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793316129032" calcext:value-type="float">
            <text:p>5.16793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9432" calcext:value-type="float">
            <text:p>5.28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056412903226" calcext:value-type="float">
            <text:p>5.57056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44185" calcext:value-type="float">
            <text:p>5.63441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0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1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724" meta:object-count="0"/>
    <meta:user-defined meta:name="AppVersion">3.0</meta:user-defined>
  </office:meta>
</office:document-meta>
</file>